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3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3.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7cm" fo:min-width="3.251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cm" svg:height="2.75cm" svg:x="8.25cm" svg:y="1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25cm" svg:height="2.75cm" svg:x="15cm" svg:y="1cm">
          <text:p text:style-name="P1">Remote system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3.5cm" svg:height="2.25cm" svg:x="1cm" svg:y="1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75cm" svg:height="2.75cm" svg:x="8.5cm" svg:y="5.5cm">
          <text:p text:style-name="P1">Loca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svg:x1="4.5cm" svg:y1="2.125cm" svg:x2="8.25cm" svg:y2="2.375cm" draw:start-shape="id1" draw:start-glue-point="1" draw:end-shape="id2" draw:end-glue-point="3" svg:d="M4500 2125h1875v250h1875" svg:viewBox="0 0 3751 251">
          <text:p/>
        </draw:connector>
        <draw:connector draw:style-name="gr6" draw:text-style-name="P2" draw:layer="layout" svg:x1="12.25cm" svg:y1="2.375cm" svg:x2="15cm" svg:y2="2.375cm" draw:start-shape="id2" draw:start-glue-point="1" draw:end-shape="id3" svg:d="M12250 2375h2750" svg:viewBox="0 0 2751 1">
          <text:p/>
        </draw:connector>
        <draw:connector draw:style-name="gr7" draw:text-style-name="P2" draw:layer="layout" svg:x1="10.25cm" svg:y1="3.75cm" svg:x2="10.375cm" svg:y2="5.5cm" draw:start-shape="id2" draw:start-glue-point="2" draw:end-shape="id4" draw:end-glue-point="5" svg:d="M10250 3750v875h125v875" svg:viewBox="0 0 126 1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10:38.909817581</meta:creation-date>
    <dc:date>2024-11-19T12:13:48.690756003</dc:date>
    <meta:editing-duration>PT3M10S</meta:editing-duration>
    <meta:editing-cycles>2</meta:editing-cycles>
    <meta:generator>LibreOffice/24.2.5.2$Linux_X86_64 LibreOffice_project/420$Build-2</meta:generator>
    <meta:document-statistic meta:object-count="7"/>
  </office:meta>
</office:document-meta>
</file>